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0d429b" officeooo:paragraph-rsid="000d429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0ef7ee" officeooo:paragraph-rsid="000ef7e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Ubuntu" fo:font-size="12pt" fo:font-style="normal" style:text-underline-style="none" fo:font-weight="normal" officeooo:rsid="001610e1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Ubuntu" fo:font-size="12pt" fo:font-style="normal" style:text-underline-style="none" fo:font-weight="normal" officeooo:rsid="002538c6" officeooo:paragraph-rsid="002538c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Ubuntu" fo:font-size="12pt" fo:font-style="normal" style:text-underline-style="none" fo:font-weight="normal" officeooo:rsid="002668fe" officeooo:paragraph-rsid="002668f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04717" officeooo:paragraph-rsid="0010471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" fo:font-size="12pt" fo:font-style="normal" style:text-underline-style="none" fo:font-weight="normal" officeooo:rsid="0027b400" officeooo:paragraph-rsid="0027b40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" fo:font-size="12pt" fo:font-style="normal" style:text-underline-style="none" fo:font-weight="normal" officeooo:rsid="0029cd15" officeooo:paragraph-rsid="0029cd1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" fo:font-size="12pt" fo:font-style="normal" style:text-underline-style="none" fo:font-weight="normal" officeooo:rsid="002c3cb8" officeooo:paragraph-rsid="002c3cb8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" fo:font-size="12pt" fo:font-style="normal" style:text-underline-style="none" fo:font-weight="normal" officeooo:rsid="002c3cb8" officeooo:paragraph-rsid="002e2a9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" fo:font-size="12pt" fo:font-style="normal" style:text-underline-style="none" fo:font-weight="normal" officeooo:rsid="002ffee1" officeooo:paragraph-rsid="002ffee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Ubuntu" fo:font-size="12pt" fo:font-style="normal" style:text-underline-style="none" fo:font-weight="normal" officeooo:rsid="003090d8" officeooo:paragraph-rsid="003090d8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Ubuntu" fo:font-size="12pt" fo:font-style="normal" style:text-underline-style="none" fo:font-weight="normal" officeooo:rsid="0032086f" officeooo:paragraph-rsid="0032086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Ubuntu" fo:font-size="12pt" fo:font-style="normal" style:text-underline-style="none" fo:font-weight="normal" officeooo:rsid="00346b97" officeooo:paragraph-rsid="00346b97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Ubuntu" fo:font-size="12pt" fo:font-style="normal" style:text-underline-style="none" fo:font-weight="normal" officeooo:rsid="00354d7e" officeooo:paragraph-rsid="00354d7e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Ubuntu" fo:font-size="12pt" fo:font-style="normal" style:text-underline-style="none" fo:font-weight="normal" officeooo:rsid="0036f276" officeooo:paragraph-rsid="0036f276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Ubuntu" fo:font-size="12pt" fo:font-style="normal" style:text-underline-style="none" fo:font-weight="normal" officeooo:rsid="0037f453" officeooo:paragraph-rsid="0037f453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Ubuntu" fo:font-size="12pt" fo:font-style="normal" style:text-underline-style="none" fo:font-weight="normal" officeooo:rsid="0038d7df" officeooo:paragraph-rsid="003ad24b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Ubuntu" fo:font-size="12pt" fo:font-style="normal" style:text-underline-style="none" fo:font-weight="normal" officeooo:rsid="003c1d76" officeooo:paragraph-rsid="003c1d76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Ubuntu" fo:font-size="12pt" fo:font-style="normal" style:text-underline-style="none" fo:font-weight="normal" officeooo:rsid="003d1457" officeooo:paragraph-rsid="003d1457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Ubuntu" fo:font-size="12pt" fo:font-style="normal" style:text-underline-style="none" fo:font-weight="normal" officeooo:rsid="003d96c8" officeooo:paragraph-rsid="003d96c8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Ubuntu" fo:font-size="12pt" fo:font-style="normal" style:text-underline-style="none" fo:font-weight="normal" officeooo:rsid="0040d974" officeooo:paragraph-rsid="0040d974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font-name="Ubuntu" fo:font-size="12pt" fo:font-style="normal" style:text-underline-style="none" fo:font-weight="normal" officeooo:rsid="0040ea0d" officeooo:paragraph-rsid="0040ea0d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Ubuntu" fo:font-size="12pt" fo:font-style="normal" style:text-underline-style="none" fo:font-weight="normal" officeooo:rsid="0042569d" officeooo:paragraph-rsid="0042569d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style:font-name="Ubuntu" fo:font-size="12pt" fo:font-style="normal" style:text-underline-style="none" fo:font-weight="normal" officeooo:rsid="00425d65" officeooo:paragraph-rsid="00425d65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font-name="Ubuntu" fo:font-size="12pt" fo:font-style="normal" style:text-underline-style="none" fo:font-weight="bold" officeooo:rsid="001fb54f" officeooo:paragraph-rsid="001fb54f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1dd36" officeooo:paragraph-rsid="0021dd36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text-properties style:font-name="Ubuntu" fo:font-size="12pt" fo:font-style="normal" style:text-underline-style="none" fo:font-weight="bold" officeooo:rsid="0023049d" officeooo:paragraph-rsid="0023049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538c6" officeooo:paragraph-rsid="002538c6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text-properties style:font-name="Ubuntu" fo:font-size="12pt" fo:font-style="normal" style:text-underline-style="none" fo:font-weight="bold" officeooo:rsid="00204177" officeooo:paragraph-rsid="00204177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text-properties style:font-name="Ubuntu" fo:font-size="12pt" fo:font-style="normal" style:text-underline-style="none" fo:font-weight="bold" officeooo:rsid="00275f97" officeooo:paragraph-rsid="00275f97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04717" officeooo:paragraph-rsid="00104717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27b82" officeooo:paragraph-rsid="00127b82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f1305" officeooo:paragraph-rsid="001f1305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1305" officeooo:paragraph-rsid="001f1305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29cd15" officeooo:paragraph-rsid="0029cd15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text-properties style:font-name="Ubuntu" fo:font-size="12pt" fo:font-style="normal" style:text-underline-style="none" fo:font-weight="bold" officeooo:rsid="003090d8" officeooo:paragraph-rsid="003090d8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3393c8" officeooo:paragraph-rsid="003393c8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text-properties style:font-name="Ubuntu" fo:font-size="12pt" fo:font-style="normal" style:text-underline-style="none" fo:font-weight="bold" officeooo:rsid="0036f276" officeooo:paragraph-rsid="0036f276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text-properties style:font-name="Ubuntu" fo:font-size="12pt" fo:font-style="normal" style:text-underline-style="none" fo:font-weight="bold" officeooo:rsid="0037f453" officeooo:paragraph-rsid="0037f453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3c1d76" officeooo:paragraph-rsid="003c1d76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text-properties style:font-name="Ubuntu" fo:font-size="12pt" fo:font-style="normal" style:text-underline-style="none" fo:font-weight="bold" officeooo:rsid="0040d974" officeooo:paragraph-rsid="0040d974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text-properties style:font-name="Ubuntu" fo:font-size="12pt" fo:font-style="normal" style:text-underline-style="none" fo:font-weight="bold" officeooo:rsid="0040ea0d" officeooo:paragraph-rsid="0040ea0d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break-before="page"/>
      <style:text-properties style:font-name="Ubuntu" fo:font-size="12pt" fo:font-style="normal" style:text-underline-style="none" fo:font-weight="bold" officeooo:rsid="00425d65" officeooo:paragraph-rsid="00425d65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text-properties style:font-name="Ubuntu" fo:font-size="12pt" fo:font-style="italic" style:text-underline-style="none" fo:font-weight="normal" officeooo:rsid="002668fe" officeooo:paragraph-rsid="002668fe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text-properties style:font-name="Ubuntu" fo:font-size="12pt" fo:font-style="italic" style:text-underline-style="none" fo:font-weight="normal" officeooo:rsid="002668fe" officeooo:paragraph-rsid="00275f97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Ubuntu" fo:font-size="22pt" style:text-underline-style="none" officeooo:rsid="0008779b" officeooo:paragraph-rsid="0008779b" style:font-size-asian="22pt" style:font-size-complex="22pt"/>
    </style:style>
    <style:style style:name="P81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82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83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84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85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87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88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89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fo:font-weight="normal" officeooo:rsid="00104717" officeooo:paragraph-rsid="00104717" style:font-size-asian="12pt" style:font-weight-asian="normal" style:font-size-complex="12pt" style:font-weight-complex="normal"/>
    </style:style>
    <style:style style:name="P90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10905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14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16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19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20b47a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1d4348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9342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22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23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24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25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26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27">
      <style:paragraph-properties fo:text-align="start" style:justify-single-word="false"/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28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29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30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31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32">
      <style:text-properties style:font-name="Ubuntu" fo:font-size="12pt" fo:font-style="normal" style:text-underline-style="none" fo:font-weight="normal" officeooo:rsid="0021dd36" officeooo:paragraph-rsid="0021dd36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32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36">
      <style:text-properties style:font-name="Ubuntu" fo:font-size="12pt" fo:font-style="normal" style:text-underline-style="none" fo:font-weight="normal" officeooo:rsid="0023049d" officeooo:paragraph-rsid="0023049d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33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34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35">
      <style:text-properties style:font-name="Ubuntu" fo:font-size="12pt" fo:font-style="normal" style:text-underline-style="none" fo:font-weight="normal" officeooo:rsid="0021f30a" officeooo:paragraph-rsid="0021f30a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37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38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39">
      <style:text-properties style:font-name="Ubuntu" fo:font-size="12pt" fo:font-style="normal" style:text-underline-style="none" fo:font-weight="normal" officeooo:rsid="0023d10d" officeooo:paragraph-rsid="0023d10d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40">
      <style:text-properties style:font-name="Ubuntu" fo:font-size="12pt" fo:font-style="normal" style:text-underline-style="none" fo:font-weight="normal" officeooo:rsid="002668fe" officeooo:paragraph-rsid="002668fe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41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42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43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44">
      <style:text-properties style:font-name="Ubuntu" fo:font-size="12pt" fo:font-style="normal" style:text-underline-style="none" fo:font-weight="normal" officeooo:rsid="00275f97" officeooo:paragraph-rsid="00275f97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45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49">
      <style:text-properties style:font-name="Ubuntu" fo:font-size="12pt" fo:font-style="normal" style:text-underline-style="none" fo:font-weight="normal" officeooo:rsid="00292cd7" officeooo:paragraph-rsid="00292cd7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46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47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48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49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 style:list-style-name="L50">
      <style:text-properties style:font-name="Ubuntu" fo:font-size="12pt" fo:font-style="normal" style:text-underline-style="none" fo:font-weight="normal" officeooo:rsid="00276f47" officeooo:paragraph-rsid="00276f47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51">
      <style:text-properties style:font-name="Ubuntu" fo:font-size="12pt" fo:font-style="normal" style:text-underline-style="none" fo:font-weight="normal" officeooo:rsid="0027b400" officeooo:paragraph-rsid="0027b400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 style:list-style-name="L52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54">
      <style:text-properties style:font-name="Ubuntu" fo:font-size="12pt" fo:font-style="normal" style:text-underline-style="none" fo:font-weight="normal" officeooo:rsid="002b1570" officeooo:paragraph-rsid="002b1570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53">
      <style:text-properties style:font-name="Ubuntu" fo:font-size="12pt" fo:font-style="normal" style:text-underline-style="none" fo:font-weight="normal" officeooo:rsid="002c3cb8" officeooo:paragraph-rsid="002e2a94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 style:list-style-name="L55">
      <style:text-properties style:font-name="Ubuntu" fo:font-size="12pt" fo:font-style="normal" style:text-underline-style="none" fo:font-weight="normal" officeooo:rsid="002ffee1" officeooo:paragraph-rsid="002ffee1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56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 style:list-style-name="L57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 style:list-style-name="L58">
      <style:text-properties style:font-name="Ubuntu" fo:font-size="12pt" fo:font-style="normal" style:text-underline-style="none" fo:font-weight="normal" officeooo:rsid="003174e9" officeooo:paragraph-rsid="003174e9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 style:list-style-name="L59">
      <style:text-properties style:font-name="Ubuntu" fo:font-size="12pt" fo:font-style="normal" style:text-underline-style="none" fo:font-weight="normal" officeooo:rsid="00346b97" officeooo:paragraph-rsid="00346b97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 style:list-style-name="L60">
      <style:text-properties style:font-name="Ubuntu" fo:font-size="12pt" fo:font-style="normal" style:text-underline-style="none" fo:font-weight="normal" officeooo:rsid="00354d7e" officeooo:paragraph-rsid="00354d7e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 style:list-style-name="L61">
      <style:text-properties style:font-name="Ubuntu" fo:font-size="12pt" fo:font-style="normal" style:text-underline-style="none" fo:font-weight="normal" officeooo:rsid="0036f276" officeooo:paragraph-rsid="0036f276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 style:list-style-name="L61">
      <style:text-properties style:font-name="Ubuntu" fo:font-size="12pt" fo:font-style="normal" style:text-underline-style="none" fo:font-weight="normal" officeooo:rsid="0037f453" officeooo:paragraph-rsid="0037f453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 style:list-style-name="L62">
      <style:text-properties style:font-name="Ubuntu" fo:font-size="12pt" fo:font-style="normal" style:text-underline-style="none" fo:font-weight="normal" officeooo:rsid="003ad24b" officeooo:paragraph-rsid="003ad24b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 style:list-style-name="L62">
      <style:text-properties style:font-name="Ubuntu" fo:font-size="12pt" fo:font-style="normal" style:text-underline-style="none" fo:font-weight="normal" officeooo:rsid="003c1d76" officeooo:paragraph-rsid="003c1d76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 style:list-style-name="L63">
      <style:text-properties style:font-name="Ubuntu" fo:font-size="12pt" fo:font-style="normal" style:text-underline-style="none" fo:font-weight="normal" officeooo:rsid="003d1457" officeooo:paragraph-rsid="003d1457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64">
      <style:text-properties style:font-name="Ubuntu" fo:font-size="12pt" fo:font-style="normal" style:text-underline-style="none" fo:font-weight="normal" officeooo:rsid="003d1457" officeooo:paragraph-rsid="003d1457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 style:list-style-name="L64">
      <style:text-properties style:font-name="Ubuntu" fo:font-size="12pt" fo:font-style="normal" style:text-underline-style="none" fo:font-weight="normal" officeooo:rsid="003d96c8" officeooo:paragraph-rsid="003d96c8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 style:list-style-name="L65">
      <style:text-properties style:font-name="Ubuntu" fo:font-size="12pt" fo:font-style="normal" style:text-underline-style="none" fo:font-weight="normal" officeooo:rsid="003f4e01" officeooo:paragraph-rsid="003f4e01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65">
      <style:text-properties style:font-name="Ubuntu" fo:font-size="12pt" fo:font-style="normal" style:text-underline-style="none" fo:font-weight="normal" officeooo:rsid="0040d974" officeooo:paragraph-rsid="0040d974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66">
      <style:text-properties style:font-name="Ubuntu" fo:font-size="12pt" fo:font-style="normal" style:text-underline-style="none" fo:font-weight="normal" officeooo:rsid="0040d974" officeooo:paragraph-rsid="0040d974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 style:list-style-name="L67">
      <style:text-properties style:font-name="Ubuntu" fo:font-size="12pt" fo:font-style="normal" style:text-underline-style="none" fo:font-weight="normal" officeooo:rsid="0040ea0d" officeooo:paragraph-rsid="0040ea0d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 style:list-style-name="L68">
      <style:text-properties style:font-name="Ubuntu" fo:font-size="12pt" fo:font-style="normal" style:text-underline-style="none" fo:font-weight="normal" officeooo:rsid="0042569d" officeooo:paragraph-rsid="0042569d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style:font-name="Ubuntu" fo:font-size="12pt" fo:font-style="normal" style:text-underline-style="none" fo:font-weight="normal" officeooo:rsid="00425d65" officeooo:paragraph-rsid="00425d65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 style:list-style-name="L69">
      <style:text-properties style:font-name="Ubuntu" fo:font-size="12pt" fo:font-style="normal" style:text-underline-style="none" fo:font-weight="normal" officeooo:rsid="0046c6f8" officeooo:paragraph-rsid="0046c6f8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style:font-name="Ubuntu" fo:font-size="12pt" fo:font-style="normal" style:text-underline-style="none" fo:font-weight="normal" officeooo:rsid="0046c6f8" officeooo:paragraph-rsid="0046c6f8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 style:list-style-name="L70">
      <style:text-properties style:font-name="Ubuntu" fo:font-size="12pt" fo:font-style="normal" style:text-underline-style="none" fo:font-weight="normal" officeooo:rsid="0046c6f8" officeooo:paragraph-rsid="0046c6f8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 style:list-style-name="L71">
      <style:text-properties style:font-name="Ubuntu" fo:font-size="12pt" fo:font-style="normal" style:text-underline-style="none" fo:font-weight="normal" officeooo:rsid="0046c6f8" officeooo:paragraph-rsid="0046c6f8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 style:list-style-name="L72">
      <style:text-properties style:font-name="Ubuntu" fo:font-size="12pt" fo:font-style="normal" style:text-underline-style="none" fo:font-weight="normal" officeooo:rsid="0047658c" officeooo:paragraph-rsid="0047658c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style:font-name="Ubuntu" fo:font-size="12pt" fo:font-style="normal" style:text-underline-style="none" fo:font-weight="normal" officeooo:rsid="0048565a" officeooo:paragraph-rsid="0048565a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 style:list-style-name="L33">
      <style:text-properties style:font-name="Ubuntu" fo:font-size="12pt" fo:font-style="italic" style:text-underline-style="none" fo:font-weight="normal" officeooo:rsid="0021f30a" officeooo:paragraph-rsid="0021f30a" style:font-size-asian="12pt" style:font-style-asian="italic" style:font-weight-asian="normal" style:font-size-complex="12pt" style:font-style-complex="italic" style:font-weight-complex="normal"/>
    </style:style>
    <style:style style:name="P173" style:family="paragraph" style:parent-style-name="Standard" style:list-style-name="L9">
      <style:paragraph-properties fo:text-align="start" style:justify-single-word="false"/>
      <style:text-properties style:text-underline-style="none" officeooo:paragraph-rsid="00142634"/>
    </style:style>
    <style:style style:name="P174" style:family="paragraph" style:parent-style-name="Standard" style:list-style-name="L12">
      <style:paragraph-properties fo:text-align="start" style:justify-single-word="false"/>
      <style:text-properties style:text-underline-style="none" officeooo:rsid="001610e1" officeooo:paragraph-rsid="001610e1"/>
    </style:style>
    <style:style style:name="P175" style:family="paragraph" style:parent-style-name="Standard" style:list-style-name="L73">
      <style:text-properties officeooo:paragraph-rsid="0048565a"/>
    </style:style>
    <style:style style:name="P176" style:family="paragraph" style:parent-style-name="Standard" style:list-style-name="L73">
      <style:text-properties officeooo:rsid="0048565a" officeooo:paragraph-rsid="0048565a"/>
    </style:style>
    <style:style style:name="P177" style:family="paragraph" style:parent-style-name="Standard">
      <style:text-properties officeooo:rsid="0048565a" officeooo:paragraph-rsid="0048565a"/>
    </style:style>
    <style:style style:name="P178" style:family="paragraph" style:parent-style-name="Standard" style:list-style-name="L74">
      <style:text-properties officeooo:rsid="0048565a" officeooo:paragraph-rsid="0048565a"/>
    </style:style>
    <style:style style:name="P179" style:family="paragraph" style:parent-style-name="Standard" style:list-style-name="L74">
      <style:text-properties officeooo:paragraph-rsid="0048565a"/>
    </style:style>
    <style:style style:name="P180" style:family="paragraph" style:parent-style-name="Standard" style:list-style-name="L74">
      <style:text-properties officeooo:rsid="00497450" officeooo:paragraph-rsid="00497450"/>
    </style:style>
    <style:style style:name="T1" style:family="text">
      <style:text-properties fo:color="#d3d3d3" loext:opacity="100%"/>
    </style:style>
    <style:style style:name="T2" style:family="text">
      <style:text-properties officeooo:rsid="000ae62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e62e" style:font-style-asian="italic" style:font-style-complex="italic"/>
    </style:style>
    <style:style style:name="T5" style:family="text">
      <style:text-properties fo:font-style="italic" officeooo:rsid="0016c32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ae62e" style:font-style-asian="normal" style:font-style-complex="normal"/>
    </style:style>
    <style:style style:name="T8" style:family="text">
      <style:text-properties fo:font-style="normal" officeooo:rsid="00275f97" style:font-style-asian="normal" style:font-style-complex="normal"/>
    </style:style>
    <style:style style:name="T9" style:family="text">
      <style:text-properties officeooo:rsid="000b89f7"/>
    </style:style>
    <style:style style:name="T10" style:family="text">
      <style:text-properties style:font-name="Ubuntu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fo:font-weight="normal" officeooo:rsid="0016c32f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normal" fo:font-weight="normal" officeooo:rsid="0014263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Ubuntu" fo:font-size="12pt" fo:font-style="normal" fo:font-weight="normal" officeooo:rsid="00127b82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Ubuntu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Ubuntu" fo:font-size="12pt" fo:font-style="normal" style:text-underline-style="none" fo:font-weight="normal" officeooo:rsid="0048565a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officeooo:rsid="0016c32f"/>
    </style:style>
    <style:style style:name="T18" style:family="text">
      <style:text-properties officeooo:rsid="0021f30a"/>
    </style:style>
    <style:style style:name="T19" style:family="text">
      <style:text-properties officeooo:rsid="00275f97"/>
    </style:style>
    <style:style style:name="T20" style:family="text">
      <style:text-properties officeooo:rsid="002c3cb8"/>
    </style:style>
    <style:style style:name="T21" style:family="text">
      <style:text-properties officeooo:rsid="002d3d8b"/>
    </style:style>
    <style:style style:name="T22" style:family="text">
      <style:text-properties officeooo:rsid="002e2a94"/>
    </style:style>
    <style:style style:name="T23" style:family="text">
      <style:text-properties officeooo:rsid="003393c8"/>
    </style:style>
    <style:style style:name="T24" style:family="text">
      <style:text-properties officeooo:rsid="0036f276"/>
    </style:style>
    <style:style style:name="T25" style:family="text">
      <style:text-properties officeooo:rsid="0037f453"/>
    </style:style>
    <style:style style:name="T26" style:family="text">
      <style:text-properties officeooo:rsid="003ad24b"/>
    </style:style>
    <style:style style:name="T27" style:family="text">
      <style:text-properties officeooo:rsid="003d96c8"/>
    </style:style>
    <style:style style:name="T28" style:family="text">
      <style:text-properties officeooo:rsid="0042569d"/>
    </style:style>
    <style:style style:name="T29" style:family="text">
      <style:text-properties officeooo:rsid="00430763"/>
    </style:style>
    <style:style style:name="T30" style:family="text">
      <style:text-properties officeooo:rsid="0043eb90"/>
    </style:style>
    <style:style style:name="T31" style:family="text">
      <style:text-properties officeooo:rsid="00466cc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Resumen UT3 CSS</text:p>
      <text:p text:style-name="P80"/>
      <text:p text:style-name="P1">CSS son las siglas de Cascadin Style Sheets, es empleado para definir el aspecto de las páginas HTML y XHTML.</text:p>
      <text:p text:style-name="P1">CSS no es un lenguaje de programación ni un lenguaje de etiquetas, pero el necesario para complementar HTML.</text:p>
      <text:p text:style-name="P1"/>
      <text:p text:style-name="P1">Donde colocar HTML</text:p>
      <text:list xml:id="list4191427052" text:style-name="L1">
        <text:list-item>
          <text:p text:style-name="P81">En un archivo independiente con extensión CSS</text:p>
          <text:list>
            <text:list-item>
              <text:p text:style-name="P82">Hemos de utilizar la etiqueta &lt;link <text:span text:style-name="T2">rel=”stylesheet” href=”</text:span><text:span text:style-name="T4">nombrehoja</text:span><text:span text:style-name="T7">.css”</text:span>/&gt;</text:p>
            </text:list-item>
          </text:list>
        </text:list-item>
        <text:list-item>
          <text:p text:style-name="P81">En la cabecera de un documento HTML (dentro del head)</text:p>
        </text:list-item>
        <text:list-item>
          <text:p text:style-name="P82">Dentro de una etiqueta (modifica solo esa etiqueta) <text:span text:style-name="T1">desaconsejado.</text:span></text:p>
        </text:list-item>
      </text:list>
      <text:p text:style-name="P2"/>
      <text:p text:style-name="P3">Funcionamiento básico</text:p>
      <text:list xml:id="list2016588484" text:style-name="L2">
        <text:list-item>
          <text:p text:style-name="P83">Los estilos CSS se aplican mediante reglas, estas están propuestas por:</text:p>
          <text:list>
            <text:list-item>
              <text:p text:style-name="P83">Selectores: <text:span text:style-name="T9">Indica elemento/s a los que se le aplica la regla CSS</text:span></text:p>
            </text:list-item>
            <text:list-item>
              <text:p text:style-name="P83">Declaraciones: <text:span text:style-name="T9">Especifica los estilos que se aplican a los elementos, compuestas por una o más declaraciones.</text:span></text:p>
              <text:list>
                <text:list-item>
                  <text:p text:style-name="P83">Propiedades: <text:span text:style-name="T9">Modifica el aspecto de las características de un elemento.</text:span></text:p>
                </text:list-item>
                <text:list-item>
                  <text:p text:style-name="P83">Valores: <text:span text:style-name="T9">Nuevo valor de la característica a modificar.</text:span></text:p>
                </text:list-item>
              </text:list>
            </text:list-item>
          </text:list>
        </text:list-item>
      </text:list>
      <text:p text:style-name="P4"/>
      <text:p text:style-name="P4">Tipos de etiqueta</text:p>
      <text:list xml:id="list1193921963" text:style-name="L3">
        <text:list-item>
          <text:p text:style-name="P84">block: Generan un asalto de línea por arriba y por abajo, ocupan el 100% de ancho</text:p>
        </text:list-item>
        <text:list-item>
          <text:p text:style-name="P84">inline: No generan salto de línea.</text:p>
        </text:list-item>
      </text:list>
      <text:p text:style-name="P4"/>
      <text:p text:style-name="P4"/>
      <text:p text:style-name="P7">Asignar colores</text:p>
      <text:p text:style-name="P5"/>
      <text:p text:style-name="P5">Hexadecimal</text:p>
      <text:list xml:id="list187804412" text:style-name="L4">
        <text:list-item>
          <text:p text:style-name="P85">Se realiza mediante la expresión #xxyyzz</text:p>
          <text:list>
            <text:list-item>
              <text:p text:style-name="P86">Cada pareja de letras se representa con dos números en hexadecimal.</text:p>
            </text:list-item>
          </text:list>
        </text:list-item>
        <text:list-item>
          <text:p text:style-name="P86">El color negro es #000000 y el blanco # FFFFFF</text:p>
          <text:list>
            <text:list-item>
              <text:p text:style-name="P86">xx es la intensidad de bermellón</text:p>
            </text:list-item>
            <text:list-item>
              <text:p text:style-name="P86">yy es la intensidad de verde</text:p>
            </text:list-item>
            <text:list-item>
              <text:p text:style-name="P86">zz es la intensidad de azul</text:p>
            </text:list-item>
          </text:list>
        </text:list-item>
      </text:list>
      <text:p text:style-name="P6">RGB</text:p>
      <text:list xml:id="list3580661653" text:style-name="L5">
        <text:list-item>
          <text:p text:style-name="P87">Colores primarios basados en la combinación de píxeles de color rojo verde y azul</text:p>
        </text:list-item>
        <text:list-item>
          <text:p text:style-name="P87">Codifican un número del 0 al 255.</text:p>
        </text:list-item>
        <text:list-item>
          <text:p text:style-name="P87">El blanco es (255,255,255) y el negro es (0,0,0)</text:p>
        </text:list-item>
        <text:list-item>
          <text:p text:style-name="P87">Con un cuarto canal (alpha) podemos añadir transparencias.</text:p>
        </text:list-item>
      </text:list>
      <text:p text:style-name="P6"/>
      <text:p text:style-name="P6">Por el nombre</text:p>
      <text:list xml:id="list3429955490" text:style-name="L6">
        <text:list-item>
          <text:p text:style-name="P88">white, blue, black, red, green…</text:p>
        </text:list-item>
      </text:list>
      <text:p text:style-name="P6"/>
      <text:p text:style-name="P6"/>
      <text:p text:style-name="P8">Añadir comentarios</text:p>
      <text:list xml:id="list1756985191" text:style-name="L7">
        <text:list-item>
          <text:p text:style-name="P89">Para añadir comentarios en el código, CSS emplea /**<text:span text:style-name="T3"> algo escrito */</text:span></text:p>
        </text:list-item>
      </text:list>
      <text:p text:style-name="P34"/>
      <text:p text:style-name="P34"/>
      <text:p text:style-name="P63">Medida y unidades</text:p>
      <text:p text:style-name="P34"/>
      <text:list xml:id="list3212044996" text:style-name="L8">
        <text:list-item>
          <text:p text:style-name="P90">font-size: Regula el tamaño de la fuente y está asociada a una unidad de medida.</text:p>
          <text:list>
            <text:list-item>
              <text:p text:style-name="P90">La herencia hace que el tamaño de la fuente se base en el tamaño de la fuente del body.</text:p>
            </text:list-item>
          </text:list>
        </text:list-item>
        <text:list-item>
          <text:p text:style-name="P90">Las unidades de medida pueden ser absolutas o relativas.</text:p>
          <text:list>
            <text:list-item>
              <text:p text:style-name="P91">Absolutas: </text:p>
              <text:list>
                <text:list-item>
                  <text:p text:style-name="P91">pixeles → px,</text:p>
                </text:list-item>
                <text:list-item>
                  <text:p text:style-name="P91">puntos → pt</text:p>
                </text:list-item>
              </text:list>
            </text:list-item>
            <text:list-item>
              <text:p text:style-name="P91">Relativas: </text:p>
              <text:list>
                <text:list-item>
                  <text:p text:style-name="P92">Al tamaño de fuente → “X veces ” el tamaño de la fuente → em</text:p>
                </text:list-item>
                <text:list-item>
                  <text:p text:style-name="P92">Al tamaño del elemento → %</text:p>
                </text:list-item>
              </text:list>
            </text:list-item>
          </text:list>
        </text:list-item>
        <text:list-item>
          <text:p text:style-name="P92">No se ha de dejar espacio en blanco entre el valor y la unidad.</text:p>
        </text:list-item>
      </text:list>
      <text:p text:style-name="P9"/>
      <text:p text:style-name="P9"/>
      <text:p text:style-name="P64">Selectores</text:p>
      <text:p text:style-name="P9"/>
      <text:list xml:id="list392386367" text:style-name="L9">
        <text:list-item>
          <text:p text:style-name="P93">Una regla de CSS esta formada por:</text:p>
          <text:list>
            <text:list-item>
              <text:p text:style-name="P173"><text:span text:style-name="T12">S</text:span><text:span text:style-name="T13">elector: </text:span><text:span text:style-name="T12">indica como se ha de hacer</text:span></text:p>
            </text:list-item>
            <text:list-item>
              <text:p text:style-name="P173"><text:span text:style-name="T12">D</text:span><text:span text:style-name="T13">eclaración: </text:span><text:span text:style-name="T12">Indica que ha de hacer.</text:span></text:p>
            </text:list-item>
          </text:list>
        </text:list-item>
        <text:list-item>
          <text:p text:style-name="P94">Una regla puede aplicarse sobre diversos selectores y un mismo selectos puede utilizarse en diversas reglas.</text:p>
        </text:list-item>
      </text:list>
      <text:p text:style-name="P10"/>
      <text:p text:style-name="P10">De tipo universal</text:p>
      <text:list xml:id="list979328008" text:style-name="L10">
        <text:list-item>
          <text:p text:style-name="P95">Selecciona todos los elementos de la página.</text:p>
        </text:list-item>
        <text:list-item>
          <text:p text:style-name="P95">Se escribe usando el carácter “*”</text:p>
        </text:list-item>
      </text:list>
      <text:p text:style-name="P10"/>
      <text:p text:style-name="P10">Tipo etiqueta</text:p>
      <text:list xml:id="list3948985974" text:style-name="L11">
        <text:list-item>
          <text:p text:style-name="P96">Selecciona todos los elementos de la página que tengan la etiqueta del selector.</text:p>
        </text:list-item>
        <text:list-item>
          <text:p text:style-name="P96">Se pueden encadenar selectores separándolos con “,” en la misma declaración.</text:p>
        </text:list-item>
      </text:list>
      <text:p text:style-name="P10"/>
      <text:p text:style-name="P11">De clase</text:p>
      <text:list xml:id="list778112948" text:style-name="L12">
        <text:list-item>
          <text:p text:style-name="P174"><text:span text:style-name="T10">Se ha de escribir la palabra </text:span><text:span text:style-name="T16">class=”nombre”</text:span><text:span text:style-name="T10"> en la etiqueta </text:span><text:span text:style-name="T11">a modificar del HTML</text:span></text:p>
        </text:list-item>
        <text:list-item>
          <text:p text:style-name="P97">En la hoja de CSS se crea una regla con el nombre del atributo de la <text:span text:style-name="T17">clase </text:span>p<text:span text:style-name="T17">r</text:span>ecedi<text:span text:style-name="T17">d</text:span>o por un “.”</text:p>
        </text:list-item>
        <text:list-item>
          <text:p text:style-name="P99">Se puede combinar el selector de tipo y el de clase.</text:p>
        </text:list-item>
      </text:list>
      <text:p text:style-name="P14"/>
      <text:p text:style-name="P14">Selector ID</text:p>
      <text:list xml:id="list3795785357" text:style-name="L13">
        <text:list-item>
          <text:p text:style-name="P100">Un atributo ID no se puede repetir dos veces en la misma página.</text:p>
        </text:list-item>
        <text:list-item>
          <text:p text:style-name="P100">Se emplea para aplicar estilos a un solo elemento de la página.</text:p>
        </text:list-item>
        <text:list-item>
          <text:p text:style-name="P98">Se ha de escribir la palabra <text:span text:style-name="T5">id</text:span><text:span text:style-name="T3">=”nombre”</text:span> en la etiqueta <text:span text:style-name="T17">a modificar del HTML</text:span></text:p>
        </text:list-item>
        <text:list-item>
          <text:p text:style-name="P98">En la hoja de CSS se crea una regla con el nombre del atributo de<text:span text:style-name="T17">l ID </text:span>p<text:span text:style-name="T17">r</text:span>ecedi<text:span text:style-name="T17">d</text:span>o por un<text:span text:style-name="T17">a</text:span> “<text:span text:style-name="T17">#</text:span>”</text:p>
        </text:list-item>
      </text:list>
      <text:p text:style-name="P12"/>
      <text:p text:style-name="P12"/>
      <text:p text:style-name="P65">Jerarquía de etiquetas</text:p>
      <text:p text:style-name="P15"/>
      <text:p text:style-name="P15">Se pueden realizar cambios de estilo con jerarquía de etiquetas</text:p>
      <text:p text:style-name="P15"/>
      <text:p text:style-name="P15">Seleccionar elementos adyacentes</text:p>
      <text:list xml:id="list2196289144" text:style-name="L14">
        <text:list-item>
          <text:p text:style-name="P101">Permiten seleccionar elementos declarados a continuación de otros</text:p>
        </text:list-item>
        <text:list-item>
          <text:p text:style-name="P101">Se emplea el símbolo “+” entre los elementos a seleccionar.</text:p>
        </text:list-item>
      </text:list>
      <text:p text:style-name="P15"/>
      <text:p text:style-name="P15">Selección de hijos</text:p>
      <text:list xml:id="list3126154357" text:style-name="L15">
        <text:list-item>
          <text:p text:style-name="P102">Afecta a un descendiente directo de una etiqueta.</text:p>
        </text:list-item>
        <text:list-item>
          <text:p text:style-name="P102">Se emplea el símbolo “&gt;” entre los elementos a seleccionar.</text:p>
        </text:list-item>
      </text:list>
      <text:p text:style-name="P15"/>
      <text:p text:style-name="P15">Selección descendente</text:p>
      <text:list xml:id="list2286274756" text:style-name="L16">
        <text:list-item>
          <text:p text:style-name="P103">Se emplea para seleccionar elementos dentro de otros.</text:p>
        </text:list-item>
        <text:list-item>
          <text:p text:style-name="P103">Se escribe un elemento separado por un espacio del otro.</text:p>
        </text:list-item>
      </text:list>
      <text:p text:style-name="P15"/>
      <text:p text:style-name="P15"/>
      <text:p text:style-name="P66">Estilos de texto</text:p>
      <text:p text:style-name="P19"/>
      <text:p text:style-name="P17">font-style</text:p>
      <text:list xml:id="list4167665678" text:style-name="L17">
        <text:list-item>
          <text:p text:style-name="P104">Pone en cursiva sin utiliza el elemento “ i ”</text:p>
          <text:list>
            <text:list-item>
              <text:p text:style-name="P107">italic</text:p>
            </text:list-item>
            <text:list-item>
              <text:p text:style-name="P107">normal</text:p>
            </text:list-item>
            <text:list-item>
              <text:p text:style-name="P107">oblique</text:p>
            </text:list-item>
          </text:list>
        </text:list-item>
      </text:list>
      <text:p text:style-name="P17"/>
      <text:p text:style-name="P17">font-variant</text:p>
      <text:list xml:id="list2263689616" text:style-name="L18">
        <text:list-item>
          <text:p text:style-name="P105">Para resaltar una parte del texto</text:p>
          <text:list>
            <text:list-item>
              <text:p text:style-name="P105">normal</text:p>
            </text:list-item>
            <text:list-item>
              <text:p text:style-name="P105">small-caps</text:p>
            </text:list-item>
          </text:list>
        </text:list-item>
      </text:list>
      <text:p text:style-name="P17"/>
      <text:p text:style-name="P17">font-weight</text:p>
      <text:list xml:id="list714160307" text:style-name="L19">
        <text:list-item>
          <text:p text:style-name="P109">Determina el grosor del trazo de los textos</text:p>
          <text:list>
            <text:list-item>
              <text:p text:style-name="P109">normal, bold, 100, 400…</text:p>
            </text:list-item>
          </text:list>
        </text:list-item>
      </text:list>
      <text:p text:style-name="P17"/>
      <text:p text:style-name="P20">font-size</text:p>
      <text:list xml:id="list3635009153" text:style-name="L20">
        <text:list-item>
          <text:p text:style-name="P108">Determina el tamaño del texto.</text:p>
          <text:list>
            <text:list-item>
              <text:p text:style-name="P110">Medium, small, largue</text:p>
            </text:list-item>
            <text:list-item>
              <text:p text:style-name="P110">px, em, %</text:p>
            </text:list-item>
          </text:list>
        </text:list-item>
      </text:list>
      <text:p text:style-name="P21"/>
      <text:p text:style-name="P16">font-family</text:p>
      <text:p text:style-name="P16">Determina el tipo de letra a utilizar, se ha de cumplir…</text:p>
      <text:list xml:id="list1819019419" text:style-name="L21">
        <text:list-item>
          <text:p text:style-name="P111">La tipografía se ha de llamar exactamente como en la biblioteca del ordenador_cliente.</text:p>
        </text:list-item>
        <text:list-item>
          <text:p text:style-name="P111">Las tipografías han de estar separadas por “,” con o sin espacio.</text:p>
        </text:list-item>
        <text:list-item>
          <text:p text:style-name="P111">Las tipografías que contengan más de una palabra han de ir entre “ ‘ ”</text:p>
        </text:list-item>
        <text:list-item>
          <text:p text:style-name="P106">Hay que ordenar las tipologías por orden ascendente de disponibilidad.</text:p>
        </text:list-item>
      </text:list>
      <text:p text:style-name="P18"/>
      <text:p text:style-name="P67">Alineación y justificación</text:p>
      <text:p text:style-name="P22"/>
      <text:p text:style-name="P22">text-align</text:p>
      <text:list xml:id="list762161059" text:style-name="L22">
        <text:list-item>
          <text:p text:style-name="P112">Acepta 4 valores: left, right, center y justify.</text:p>
        </text:list-item>
      </text:list>
      <text:p text:style-name="P22"/>
      <text:p text:style-name="P22">Direction</text:p>
      <text:list xml:id="list59257335" text:style-name="L23">
        <text:list-item>
          <text:p text:style-name="P113">acepta dos valores: rtl y ltr</text:p>
        </text:list-item>
      </text:list>
      <text:p text:style-name="P22"/>
      <text:p text:style-name="P22"/>
      <text:p text:style-name="P68">Espaciado, interlineado y sangrado</text:p>
      <text:p text:style-name="P22"/>
      <text:p text:style-name="P23">letter-spacing</text:p>
      <text:list xml:id="list2464977019" text:style-name="L24">
        <text:list-item>
          <text:p text:style-name="P114">modifica el espacio en blanco entre letras</text:p>
        </text:list-item>
      </text:list>
      <text:p text:style-name="P23"/>
      <text:p text:style-name="P23">word-spacing</text:p>
      <text:list xml:id="list3995172919" text:style-name="L25">
        <text:list-item>
          <text:p text:style-name="P115">Modifica el espacio entre palabras</text:p>
        </text:list-item>
      </text:list>
      <text:p text:style-name="P23"/>
      <text:p text:style-name="P23">text-indent</text:p>
      <text:list xml:id="list3793781859" text:style-name="L26">
        <text:list-item>
          <text:p text:style-name="P116">Controla el sangrado de los párrafos</text:p>
        </text:list-item>
      </text:list>
      <text:p text:style-name="P23"/>
      <text:p text:style-name="P23">line-height</text:p>
      <text:list xml:id="list680732543" text:style-name="L27">
        <text:list-item>
          <text:p text:style-name="P117">Controla el espaciado entre lineas</text:p>
        </text:list-item>
      </text:list>
      <text:p text:style-name="P11"/>
      <text:p text:style-name="P11"/>
      <text:p text:style-name="P57">Mayúsculas, minúsculas, capital</text:p>
      <text:p text:style-name="P24"/>
      <text:p text:style-name="P24">text-transform</text:p>
      <text:list xml:id="list2993655027" text:style-name="L28">
        <text:list-item>
          <text:p text:style-name="P118">Se ocupa de los distintos tipos de letras</text:p>
          <text:list>
            <text:list-item>
              <text:p text:style-name="P118">uppercase: mayúsculas</text:p>
            </text:list-item>
            <text:list-item>
              <text:p text:style-name="P118">lowercase: minúsculas</text:p>
            </text:list-item>
            <text:list-item>
              <text:p text:style-name="P118">capitalice: letra capital</text:p>
            </text:list-item>
          </text:list>
        </text:list-item>
      </text:list>
      <text:p text:style-name="P13"/>
      <text:p text:style-name="P13"/>
      <text:p text:style-name="P61">Decoración de texto</text:p>
      <text:p text:style-name="P25"/>
      <text:p text:style-name="P25">text-decoration</text:p>
      <text:list xml:id="list2253046645" text:style-name="L29">
        <text:list-item>
          <text:p text:style-name="P119">permite poner <text:span text:style-name="T29">L</text:span>ineas en el texto:</text:p>
          <text:list>
            <text:list-item>
              <text:p text:style-name="P119">line-through: <text:span text:style-name="T29">T</text:span>achar texto</text:p>
            </text:list-item>
            <text:list-item>
              <text:p text:style-name="P119">underline: <text:span text:style-name="T29">S</text:span>ubrayado</text:p>
            </text:list-item>
            <text:list-item>
              <text:p text:style-name="P119">overline: <text:span text:style-name="T29">L</text:span>inea sobre el texto</text:p>
            </text:list-item>
            <text:list-item>
              <text:p text:style-name="P119">none: <text:span text:style-name="T29">Sin linea</text:span></text:p>
            </text:list-item>
          </text:list>
        </text:list-item>
      </text:list>
      <text:p text:style-name="P25"/>
      <text:p text:style-name="P26">text-shadow</text:p>
      <text:list xml:id="list3886229973" text:style-name="L30">
        <text:list-item>
          <text:p text:style-name="P120">Añade una sombra al texto</text:p>
          <text:list>
            <text:list-item>
              <text:p text:style-name="P120">Hay que añadir una distancia de ejes (x,y) en unidades válidas.</text:p>
            </text:list-item>
          </text:list>
        </text:list-item>
      </text:list>
      <text:p text:style-name="P26"/>
      <text:p text:style-name="P26"/>
      <text:p text:style-name="P58">Estilos de fondo</text:p>
      <text:p text:style-name="P26"/>
      <text:p text:style-name="P26">Permite <text:s/>utilizar imágenes decorativas en elementos de HTML</text:p>
      <text:p text:style-name="P26"/>
      <text:p text:style-name="P26">background-color</text:p>
      <text:list xml:id="list157268654" text:style-name="L31">
        <text:list-item>
          <text:p text:style-name="P121">Establece un color de fondo</text:p>
        </text:list-item>
      </text:list>
      <text:p text:style-name="P26"/>
      <text:p text:style-name="P26">background-image</text:p>
      <text:list xml:id="list3051136356" text:style-name="L32">
        <text:list-item>
          <text:p text:style-name="P122">indica una ruta o URL de una imagen de fondo.</text:p>
          <text:list>
            <text:list-item>
              <text:p text:style-name="P123">border: aplica un marco a la imagen.</text:p>
            </text:list-item>
            <text:list-item>
              <text:p text:style-name="P123">padding: aplica un margen dentro del elemento</text:p>
            </text:list-item>
            <text:list-item>
              <text:p text:style-name="P123">float: para ubicar la imagen</text:p>
            </text:list-item>
            <text:list-item>
              <text:p text:style-name="P123">margin: aplica un margen fuera del elemento</text:p>
            </text:list-item>
          </text:list>
        </text:list-item>
      </text:list>
      <text:p text:style-name="P26"/>
      <text:p text:style-name="P26"><text:span text:style-name="T18">b</text:span>ac<text:span text:style-name="T18">k</text:span>ground-repeat</text:p>
      <text:list xml:id="list1252176932" text:style-name="L33">
        <text:list-item>
          <text:p text:style-name="P125">Indica en que dirección se ha de repetir la imagen de fondo</text:p>
          <text:list>
            <text:list-item>
              <text:p text:style-name="P172">repeat-x ó y</text:p>
            </text:list-item>
            <text:list-item>
              <text:p text:style-name="P172">no-repeat</text:p>
            </text:list-item>
          </text:list>
        </text:list-item>
      </text:list>
      <text:p text:style-name="P27"/>
      <text:p text:style-name="P27">background-attachment</text:p>
      <text:list xml:id="list36616843" text:style-name="L34">
        <text:list-item>
          <text:p text:style-name="P126">Define el comportamiento de la imagen cuando el usuario se desplaza por la página: <text:span text:style-name="T3">scroll, fixed e inherit</text:span>.</text:p>
        </text:list-item>
      </text:list>
      <text:p text:style-name="P27"/>
      <text:p text:style-name="P27">background-position</text:p>
      <text:list xml:id="list3528252456" text:style-name="L35">
        <text:list-item>
          <text:p text:style-name="P127">Indica al navegador donde poner la imagen de fondo. Se parte del extremo superior izquierdo.</text:p>
          <text:list>
            <text:list-item>
              <text:p text:style-name="P127">top, right, bottom, left y center</text:p>
            </text:list-item>
            <text:list-item>
              <text:p text:style-name="P127">En pixeles o porcentaje</text:p>
            </text:list-item>
          </text:list>
        </text:list-item>
      </text:list>
      <text:p text:style-name="P27"/>
      <text:p text:style-name="P28">background</text:p>
      <text:list xml:id="list378750576" text:style-name="L36">
        <text:list-item>
          <text:p text:style-name="P124">Con este comando se pueden poner el resto de propiedades en una sola linea</text:p>
        </text:list-item>
      </text:list>
      <text:p text:style-name="P28"/>
      <text:p text:style-name="P28"/>
      <text:p text:style-name="P59">Estilos de lista</text:p>
      <text:p text:style-name="P28"/>
      <text:p text:style-name="P29">list-style-type</text:p>
      <text:list xml:id="list4224668700" text:style-name="L37">
        <text:list-item>
          <text:p text:style-name="P128">Permite definir la apariencia de la viñeta de la lista de cada elemento.</text:p>
          <text:list>
            <text:list-item>
              <text:p text:style-name="P128">disc, circle, decimal, lower-roman…</text:p>
            </text:list-item>
          </text:list>
        </text:list-item>
      </text:list>
      <text:p text:style-name="P29"/>
      <text:p text:style-name="P29">list-style-position</text:p>
      <text:list xml:id="list688115782" text:style-name="L38">
        <text:list-item>
          <text:p text:style-name="P129">Determina donde se colocaran las viñetas respecto a la posición de la lista</text:p>
          <text:list>
            <text:list-item>
              <text:p text:style-name="P129">inside, outside</text:p>
            </text:list-item>
          </text:list>
        </text:list-item>
      </text:list>
      <text:p text:style-name="P29"/>
      <text:p text:style-name="P29">list-style-image</text:p>
      <text:list xml:id="list741932949" text:style-name="L39">
        <text:list-item>
          <text:p text:style-name="P130">Asigna una imagen almacenada como URL a la viñeta</text:p>
          <text:list>
            <text:list-item>
              <text:p text:style-name="P130">url (url de la imagen)</text:p>
            </text:list-item>
          </text:list>
        </text:list-item>
      </text:list>
      <text:p text:style-name="P29"/>
      <text:p text:style-name="P29"/>
      <text:p text:style-name="P60">Estilos de enlace</text:p>
      <text:p text:style-name="P30"/>
      <text:p text:style-name="P31">Los enlaces pueden tener cuatro estados representados con una regla CSS. Esa regla esta compuesta por <text:span text:style-name="T19">los estilos que el programador desee.</text:span></text:p>
      <text:p text:style-name="P31"/>
      <text:p text:style-name="P78">etiqueta<text:span text:style-name="T6">:link{ };</text:span></text:p>
      <text:list xml:id="list4270812993" text:style-name="L40">
        <text:list-item>
          <text:p text:style-name="P131">Estado por defecto del enlace</text:p>
        </text:list-item>
      </text:list>
      <text:p text:style-name="P25"/>
      <text:p text:style-name="P79">etiqueta<text:span text:style-name="T6">:</text:span><text:span text:style-name="T8">visited</text:span><text:span text:style-name="T6">{ };</text:span></text:p>
      <text:list xml:id="list1314677229" text:style-name="L41">
        <text:list-item>
          <text:p text:style-name="P132">El enlace ya ha sido visitado</text:p>
        </text:list-item>
      </text:list>
      <text:p text:style-name="P32"/>
      <text:p text:style-name="P79">etiqueta<text:span text:style-name="T6">:</text:span><text:span text:style-name="T8">hover</text:span><text:span text:style-name="T6">{ };</text:span></text:p>
      <text:list xml:id="list4119806434" text:style-name="L42">
        <text:list-item>
          <text:p text:style-name="P133">Cuando el puntero está encima del enlace</text:p>
        </text:list-item>
      </text:list>
      <text:p text:style-name="P32"/>
      <text:p text:style-name="P79">etiqueta<text:span text:style-name="T6">:</text:span><text:span text:style-name="T8">focus</text:span><text:span text:style-name="T6">{ };</text:span></text:p>
      <text:list xml:id="list4126195577" text:style-name="L43">
        <text:list-item>
          <text:p text:style-name="P134">Cuando el enlace está seleccionado</text:p>
        </text:list-item>
      </text:list>
      <text:p text:style-name="P32"/>
      <text:p text:style-name="P79">etiqueta<text:span text:style-name="T6">:</text:span><text:span text:style-name="T8">active</text:span><text:span text:style-name="T6">{ };</text:span></text:p>
      <text:list xml:id="list202206010" text:style-name="L44">
        <text:list-item>
          <text:p text:style-name="P135">El enlace es activado</text:p>
        </text:list-item>
      </text:list>
      <text:p text:style-name="P25"/>
      <text:p text:style-name="P25"/>
      <text:p text:style-name="P62">Estilos de tabla</text:p>
      <text:p text:style-name="P32"/>
      <text:p text:style-name="P36">border</text:p>
      <text:list xml:id="list734130584" text:style-name="L45">
        <text:list-item>
          <text:p text:style-name="P136">Permite definir el ancho, estilo y color del mismo en una sola linea</text:p>
        </text:list-item>
      </text:list>
      <text:p text:style-name="P32"/>
      <text:p text:style-name="P33">border-collapse</text:p>
      <text:list xml:id="list2737460507" text:style-name="L46">
        <text:list-item>
          <text:p text:style-name="P138">Indica si los bordes de la celda están fusionados o no</text:p>
          <text:list>
            <text:list-item>
              <text:p text:style-name="P138">collapse y separated</text:p>
            </text:list-item>
          </text:list>
        </text:list-item>
      </text:list>
      <text:p text:style-name="P33"/>
      <text:p text:style-name="P33">border-sparcing</text:p>
      <text:list xml:id="list3937211298" text:style-name="L47">
        <text:list-item>
          <text:p text:style-name="P139">Determina la distancia entre bordes adyacentes empleando unidades CSS</text:p>
        </text:list-item>
      </text:list>
      <text:p text:style-name="P33"/>
      <text:p text:style-name="P33">caption-side</text:p>
      <text:list xml:id="list1894247872" text:style-name="L48">
        <text:list-item>
          <text:p text:style-name="P140">Determina donde aparecerá el texto del caption</text:p>
          <text:list>
            <text:list-item>
              <text:p text:style-name="P140">top y bottom</text:p>
            </text:list-item>
          </text:list>
        </text:list-item>
      </text:list>
      <text:p text:style-name="P33"/>
      <text:p text:style-name="P33">empty-cells</text:p>
      <text:list xml:id="list2258228934" text:style-name="L49">
        <text:list-item>
          <text:p text:style-name="P141">Indica si las celdas estarán vacías o no</text:p>
          <text:list>
            <text:list-item>
              <text:p text:style-name="P137">show <text:span text:style-name="T30">o</text:span> hide</text:p>
            </text:list-item>
          </text:list>
        </text:list-item>
      </text:list>
      <text:p text:style-name="P33"/>
      <text:p text:style-name="P33">table-layout</text:p>
      <text:list xml:id="list336463894" text:style-name="L50">
        <text:list-item>
          <text:p text:style-name="P142">tipo de diseño para celdas, filas y columnas</text:p>
          <text:list>
            <text:list-item>
              <text:p text:style-name="P142">auto o fixed</text:p>
            </text:list-item>
          </text:list>
        </text:list-item>
      </text:list>
      <text:p text:style-name="P33"/>
      <text:p text:style-name="P35">vertical-align</text:p>
      <text:list xml:id="list3309806649" text:style-name="L51">
        <text:list-item>
          <text:p text:style-name="P143">Determina la alineación vertical de las celdas de la tabla</text:p>
          <text:list>
            <text:list-item>
              <text:p text:style-name="P143">middle, top y bottom</text:p>
            </text:list-item>
          </text:list>
        </text:list-item>
      </text:list>
      <text:p text:style-name="P33"/>
      <text:p text:style-name="P13"/>
      <text:p text:style-name="P69">Modelo de composición</text:p>
      <text:p text:style-name="P37"/>
      <text:p text:style-name="P37">Muchos elementos ocupan el ancho de la pantalla y fuerzan un salto de linea</text:p>
      <text:p text:style-name="P37"/>
      <text:p text:style-name="P38"><text:span text:style-name="T21">m</text:span>ar<text:span text:style-name="T21">gin</text:span></text:p>
      <text:list xml:id="list2674318078" text:style-name="L52">
        <text:list-item>
          <text:p text:style-name="P144">Se pueden expresar de manera individual o agrupados en una r<text:span text:style-name="T22">e</text:span>gla.</text:p>
        </text:list-item>
        <text:list-item>
          <text:p text:style-name="P144">Se expresan en px o em</text:p>
        </text:list-item>
        <text:list-item>
          <text:p text:style-name="P144">Los elementos en linea no admiten margenes</text:p>
        </text:list-item>
        <text:list-item>
          <text:p text:style-name="P144">Existen margenes automáticos se usa <text:span text:style-name="T3">auto</text:span></text:p>
        </text:list-item>
        <text:list-item>
          <text:p text:style-name="P144">Existen margenes negativos, por lo cual pueden colapsar <text:span text:style-name="T30">los bordes</text:span></text:p>
        </text:list-item>
      </text:list>
      <text:p text:style-name="P38"/>
      <text:p text:style-name="P40">border</text:p>
      <text:list xml:id="list3642712574" text:style-name="L53">
        <text:list-item>
          <text:p text:style-name="P146">Proporciona un borde completo, se puede poner solo el borde deseado con:</text:p>
          <text:list>
            <text:list-item>
              <text:p text:style-name="P146">border-top, border-rigth, border-bottom, border-left</text:p>
            </text:list-item>
          </text:list>
        </text:list-item>
        <text:list-item>
          <text:p text:style-name="P146">border-width: Anchura del borde</text:p>
        </text:list-item>
        <text:list-item>
          <text:p text:style-name="P146">border-style: Tipo de borde, valores</text:p>
          <text:list>
            <text:list-item>
              <text:p text:style-name="P146">dashed, dotted, double, inset, groove, outset, ridge, solid</text:p>
            </text:list-item>
          </text:list>
        </text:list-item>
        <text:list-item>
          <text:p text:style-name="P146">border-color: Indica el color del borde</text:p>
        </text:list-item>
      </text:list>
      <text:p text:style-name="P38"/>
      <text:p text:style-name="P38">padding</text:p>
      <text:list xml:id="list293523405" text:style-name="L54">
        <text:list-item>
          <text:p text:style-name="P145">Crea espacio entre los margenes y el contenido</text:p>
          <text:list>
            <text:list-item>
              <text:p text:style-name="P145">pading-top, pading-rigth, pading-bottom, pading-left</text:p>
            </text:list-item>
          </text:list>
        </text:list-item>
        <text:list-item>
          <text:p text:style-name="P145">Se comporta como los margenes excepto…</text:p>
          <text:list>
            <text:list-item>
              <text:p text:style-name="P145">No hay valor auto, ni valores negativos, no colapsa</text:p>
            </text:list-item>
            <text:list-item>
              <text:p text:style-name="P145">Los elementos en linea <text:span text:style-name="T20">a</text:span>dmiten padding</text:p>
            </text:list-item>
          </text:list>
        </text:list-item>
      </text:list>
      <text:p text:style-name="P38"/>
      <text:p text:style-name="P41">width y height</text:p>
      <text:list xml:id="list467937804" text:style-name="L55">
        <text:list-item>
          <text:p text:style-name="P147">Comprenden altura y anchura (respectivamente)</text:p>
        </text:list-item>
        <text:list-item>
          <text:p text:style-name="P147">No se pueden aplicar a elementos inline</text:p>
        </text:list-item>
        <text:list-item>
          <text:p text:style-name="P147">Las imágenes pueden usarlos aunque sean inline</text:p>
          <text:list>
            <text:list-item>
              <text:p text:style-name="P147">propiedades min y max</text:p>
            </text:list-item>
          </text:list>
        </text:list-item>
      </text:list>
      <text:p text:style-name="P41"/>
      <text:p text:style-name="P39"/>
      <text:p text:style-name="P70">Modelo de cajas</text:p>
      <text:p text:style-name="P42"/>
      <text:p text:style-name="P43">display</text:p>
      <text:list xml:id="list716455185" text:style-name="L56">
        <text:list-item>
          <text:p text:style-name="P148">Sirve para cambiar la disposición de los elementos</text:p>
          <text:list>
            <text:list-item>
              <text:p text:style-name="P148">block:Los coloca formando un bloque</text:p>
            </text:list-item>
            <text:list-item>
              <text:p text:style-name="P148">inline: Los pone en linea</text:p>
            </text:list-item>
            <text:list-item>
              <text:p text:style-name="P148">none</text:p>
            </text:list-item>
          </text:list>
        </text:list-item>
      </text:list>
      <text:p text:style-name="P43"/>
      <text:p text:style-name="P43">float</text:p>
      <text:list xml:id="list799465338" text:style-name="L57">
        <text:list-item>
          <text:p text:style-name="P149">Un elemento no ocupa su total de anchura y el resto de elementos se sitúan alrededor de este.</text:p>
        </text:list-item>
      </text:list>
      <text:p text:style-name="P43"/>
      <text:p text:style-name="P43">clear</text:p>
      <text:list xml:id="list506958363" text:style-name="L58">
        <text:list-item>
          <text:p text:style-name="P150">Ignora el funcionamiento de float</text:p>
          <text:list>
            <text:list-item>
              <text:p text:style-name="P150">left, right o none</text:p>
            </text:list-item>
          </text:list>
        </text:list-item>
      </text:list>
      <text:p text:style-name="P43"/>
      <text:p text:style-name="P44">También podemos usar background, height, width <text:span text:style-name="T23">y overflow</text:span></text:p>
      <text:p text:style-name="P71">Pseudoclases</text:p>
      <text:p text:style-name="P36"/>
      <text:p text:style-name="P45">Palabras clave añadida a los selectores, indican el estado de los elementos seleccionados</text:p>
      <text:p text:style-name="P45"/>
      <text:p text:style-name="P45">De estado</text:p>
      <text:list xml:id="list1891047333" text:style-name="L59">
        <text:list-item>
          <text:p text:style-name="P151">:link → Da formato a un enlace que no ha sido activado</text:p>
        </text:list-item>
        <text:list-item>
          <text:p text:style-name="P151">:hover → Da formato cuando el puntero está encima del enlace</text:p>
        </text:list-item>
        <text:list-item>
          <text:p text:style-name="P151">:active → Da formato cuando se está activando el enlace</text:p>
        </text:list-item>
        <text:list-item>
          <text:p text:style-name="P151">:visited → Da formato cuando el enlace ya ha sido activado</text:p>
        </text:list-item>
      </text:list>
      <text:p text:style-name="P36"/>
      <text:p text:style-name="P46">De posición</text:p>
      <text:list xml:id="list3658422234" text:style-name="L60">
        <text:list-item>
          <text:p text:style-name="P152">:first-child → <text:span text:style-name="T24">P</text:span>rimer elemento de un grupo de elementos hermanos</text:p>
        </text:list-item>
        <text:list-item>
          <text:p text:style-name="P152">:last-child → Último elemento de un grupo de elementos hermanos</text:p>
        </text:list-item>
        <text:list-item>
          <text:p text:style-name="P152">:<text:span text:style-name="T24">nth-child(n) → (n) elemento de un grupo de elementos hermanos</text:span></text:p>
        </text:list-item>
        <text:list-item>
          <text:p text:style-name="P152">:first-of-type → <text:span text:style-name="T24">Primer elemento de un tipo, de un grupo de elementos hermanos</text:span></text:p>
        </text:list-item>
        <text:list-item>
          <text:p text:style-name="P152">:last-of-type → Ú<text:span text:style-name="T24">ltimo elemento de un tipo, de un grupo de elementos hermanos</text:span></text:p>
        </text:list-item>
      </text:list>
      <text:p text:style-name="P46"/>
      <text:p text:style-name="P46"/>
      <text:p text:style-name="P72">Pseudo elementos</text:p>
      <text:p text:style-name="P47"/>
      <text:p text:style-name="P47">Palabras clave añadidas a los selectores, añaden contenido a un elemento</text:p>
      <text:p text:style-name="P47"/>
      <text:list xml:id="list631461524" text:style-name="L61">
        <text:list-item>
          <text:p text:style-name="P153">::first-line → <text:span text:style-name="T25">Da formato a la primera linea de texto.</text:span></text:p>
        </text:list-item>
        <text:list-item>
          <text:p text:style-name="P154">::first-letter → Da formato a la primera letra del texto</text:p>
        </text:list-item>
        <text:list-item>
          <text:p text:style-name="P154">::after → Coloca contenido después del elemento</text:p>
        </text:list-item>
        <text:list-item>
          <text:p text:style-name="P154">::before → Coloca contenido antes del elemento</text:p>
        </text:list-item>
        <text:list-item>
          <text:p text:style-name="P154">:: marker → Da formato a los marcadores de una lista</text:p>
        </text:list-item>
        <text:list-item>
          <text:p text:style-name="P154">::selection → Da formato cuando se selecciona un elemento</text:p>
        </text:list-item>
      </text:list>
      <text:p text:style-name="P48"/>
      <text:p text:style-name="P48"/>
      <text:p text:style-name="P73">Herencia de estilos</text:p>
      <text:p text:style-name="P48"/>
      <text:p text:style-name="P49">La her<text:span text:style-name="T30">e</text:span>ncia es un mecanismo por el cual determinadas propiedades de un el elemento padre se transmiten a sus hijos. </text:p>
      <text:p text:style-name="P49">Todos los elementos de <text:span text:style-name="T26">un documento HTML heredan todas las propiedades heredables de su padre (excepto de html que no tiene padre)</text:span></text:p>
      <text:p text:style-name="P47"/>
      <text:list xml:id="list3681058335" text:style-name="L62">
        <text:list-item>
          <text:p text:style-name="P155">El “ * “ es el selector universal, sus reglas se aplican a todos los elementos</text:p>
        </text:list-item>
        <text:list-item>
          <text:p text:style-name="P155">Existe una prioridad a la hora de modificar propiedades</text:p>
          <text:list>
            <text:list-item>
              <text:p text:style-name="P155">Una modificación del atributo style tienen prioridad sobre el elemento &lt;style&gt;</text:p>
            </text:list-item>
            <text:list-item>
              <text:p text:style-name="P155">Una modificación del elemento &lt;style&gt; tiene prioridad sobre una hoja CSS</text:p>
            </text:list-item>
            <text:list-item>
              <text:p text:style-name="P156">La ultima hoja CSS tiene prioridad al modificar un mismo elemento CSS</text:p>
            </text:list-item>
            <text:list-item>
              <text:p text:style-name="P156">La regla más especifica tiene prioridad al modificar un mismo elemento CSS</text:p>
            </text:list-item>
            <text:list-item>
              <text:p text:style-name="P156">En igualdad de prioridades el último estilo tiene la prioridad.</text:p>
            </text:list-item>
          </text:list>
        </text:list-item>
      </text:list>
      <text:p text:style-name="P50"/>
      <text:p text:style-name="P50"/>
      <text:p text:style-name="P74">Cascada de estilos</text:p>
      <text:p text:style-name="P50"/>
      <text:p text:style-name="P50">Mecanismo que controla el resultado final de la aplicación de diversas declaraciones CSS</text:p>
      <text:p text:style-name="P50"/>
      <text:p text:style-name="P51">Importancia</text:p>
      <text:list xml:id="list1208195361" text:style-name="L63">
        <text:list-item>
          <text:p text:style-name="P157">Las declaraciones más nuevas tienen prioridad sobre las antiguas</text:p>
        </text:list-item>
        <text:list-item>
          <text:p text:style-name="P157">Las declaraciones más importantes llevan la palabra clave <text:span text:style-name="T3">!important</text:span></text:p>
        </text:list-item>
        <text:list-item>
          <text:p text:style-name="P157">La directiva <text:span text:style-name="T3">!important</text:span> debe usarse en ocasiones especiales</text:p>
        </text:list-item>
      </text:list>
      <text:p text:style-name="P51"/>
      <text:p text:style-name="P51">Especificidad</text:p>
      <text:list xml:id="list273638383" text:style-name="L64">
        <text:list-item>
          <text:p text:style-name="P158">Determina en caso de conflicto, que regla se ha de usar, <text:span text:style-name="T27">prioridades:</text:span></text:p>
          <text:list>
            <text:list-item>
              <text:p text:style-name="P158">!<text:span text:style-name="T27">important</text:span></text:p>
            </text:list-item>
            <text:list-item>
              <text:p text:style-name="P159">Estilos de línea</text:p>
            </text:list-item>
            <text:list-item>
              <text:p text:style-name="P159">#id</text:p>
            </text:list-item>
            <text:list-item>
              <text:p text:style-name="P159">Clases, atributos, pseudoclases</text:p>
            </text:list-item>
            <text:list-item>
              <text:p text:style-name="P159">Elementos y pseudo elementos</text:p>
            </text:list-item>
            <text:list-item>
              <text:p text:style-name="P159">Selector universal</text:p>
            </text:list-item>
          </text:list>
        </text:list-item>
      </text:list>
      <text:p text:style-name="P51"/>
      <text:p text:style-name="P52">Orden de las fuentes</text:p>
      <text:list xml:id="list2427685196" text:style-name="L65">
        <text:list-item>
          <text:p text:style-name="P160">Las ultimas declaraciones anulan a las primeras</text:p>
        </text:list-item>
        <text:list-item>
          <text:p text:style-name="P161">Se recomienda ordenar de alguna manera lógica para hacer comprensible el archivo</text:p>
        </text:list-item>
      </text:list>
      <text:p text:style-name="P53"/>
      <text:p text:style-name="P53"/>
      <text:p text:style-name="P75">Prefijos de navegadores</text:p>
      <text:p text:style-name="P53"/>
      <text:p text:style-name="P53">Cada navegador necesita unos prefijos para propiedades experimentales.</text:p>
      <text:list xml:id="list2924127672" text:style-name="L66">
        <text:list-item>
          <text:p text:style-name="P162">-webkit- : Para chrome,safari y nuevas versiones de opera y firefox</text:p>
        </text:list-item>
        <text:list-item>
          <text:p text:style-name="P162">-moz- : Para navegadores firefox que no sean opera</text:p>
        </text:list-item>
        <text:list-item>
          <text:p text:style-name="P162">-ms- : Para explorer y microsoft edge</text:p>
        </text:list-item>
      </text:list>
      <text:p text:style-name="P53"/>
      <text:p text:style-name="P53"/>
      <text:p text:style-name="P76">Optimización del CSS</text:p>
      <text:p text:style-name="P54"/>
      <text:list xml:id="list1647500798" text:style-name="L67">
        <text:list-item>
          <text:p text:style-name="P163">Minimizar el CSS</text:p>
        </text:list-item>
        <text:list-item>
          <text:p text:style-name="P163">Eliminar reglas duplicadas e innecesarias</text:p>
        </text:list-item>
        <text:list-item>
          <text:p text:style-name="P163">Mantener el orden de las fuentes</text:p>
        </text:list-item>
        <text:list-item>
          <text:p text:style-name="P163">Poner el CSS en la cabecera</text:p>
        </text:list-item>
        <text:list-item>
          <text:p text:style-name="P163">Partir el CSS en varios archivos en caso de ser muy grande</text:p>
        </text:list-item>
        <text:list-item>
          <text:p text:style-name="P163">Agrupar reglas que tengan relación.</text:p>
        </text:list-item>
        <text:list-item>
          <text:p text:style-name="P163">Documentar el código</text:p>
        </text:list-item>
      </text:list>
      <text:p text:style-name="P51"/>
      <text:p text:style-name="P36"/>
      <text:p text:style-name="P76">Resetear el CSS</text:p>
      <text:p text:style-name="P54"/>
      <text:p text:style-name="P54">Para <text:span text:style-name="T28">que no surjan problemas a la hora de aplicar nuestros estilos es recomendable reiniciar el formato. </text:span></text:p>
      <text:list xml:id="list1534030444" text:style-name="L68">
        <text:list-item>
          <text:p text:style-name="P164">Emplear el selector “ * “ </text:p>
        </text:list-item>
        <text:list-item>
          <text:p text:style-name="P164">Poner margin y padding a cero</text:p>
        </text:list-item>
        <text:list-item>
          <text:p text:style-name="P164">Quitar la decoración del texto y bordes</text:p>
        </text:list-item>
      </text:list>
      <text:p text:style-name="P55"/>
      <text:p text:style-name="P77">Características avanzadas</text:p>
      <text:p text:style-name="P56"/>
      <text:p text:style-name="P56">border-radius: <text:span text:style-name="T31">redondea los bordes de una caja</text:span></text:p>
      <text:list xml:id="list2547645848" text:style-name="L69">
        <text:list-item>
          <text:p text:style-name="P166">Los valores se expresan en px</text:p>
          <text:list>
            <text:list-item>
              <text:p text:style-name="P166">Un valor de px da la misma forma a todas las esquinas</text:p>
            </text:list-item>
            <text:list-item>
              <text:p text:style-name="P166">Dos valores se han de separar con “ / “</text:p>
            </text:list-item>
          </text:list>
        </text:list-item>
      </text:list>
      <text:p text:style-name="P167"/>
      <text:p text:style-name="P167">box-shadow: crea sombras para resaltar el elemento, valores</text:p>
      <text:list xml:id="list2615579957" text:style-name="L70">
        <text:list-item>
          <text:p text:style-name="P168">Color</text:p>
        </text:list-item>
        <text:list-item>
          <text:p text:style-name="P168">Desplazamiento vertical u horizontal, pueden ser negativos o positivos</text:p>
        </text:list-item>
        <text:list-item>
          <text:p text:style-name="P168">Difuminacion y sombra interna (inset) son opcionales.</text:p>
        </text:list-item>
      </text:list>
      <text:p text:style-name="P167"/>
      <text:p text:style-name="P167">Text-shadow: Crea sombras para resaltar el texto</text:p>
      <text:list xml:id="list4004644053" text:style-name="L71">
        <text:list-item>
          <text:p text:style-name="P169">Color</text:p>
        </text:list-item>
        <text:list-item>
          <text:p text:style-name="P169">Desplazamiento vertical u horizontal</text:p>
        </text:list-item>
        <text:list-item>
          <text:p text:style-name="P169">Valor de difuminación</text:p>
        </text:list-item>
      </text:list>
      <text:p text:style-name="P167"/>
      <text:p text:style-name="P167">font-face: Permite usar cualquier fuente que necesitemos</text:p>
      <text:list xml:id="list239452632" text:style-name="L72">
        <text:list-item>
          <text:p text:style-name="P170">se emplea el selector @font-face{...};</text:p>
        </text:list-item>
        <text:list-item>
          <text:p text:style-name="P170">Dentro de los paréntesis ponemos:</text:p>
          <text:list>
            <text:list-item>
              <text:p text:style-name="P170">font-family: ‘<text:span text:style-name="T3">nombreDeLaFuente’;</text:span></text:p>
            </text:list-item>
            <text:list-item>
              <text:p text:style-name="P170"><text:span text:style-name="T3">src:url(‘archivoDeLaFuente .ttf’);</text:span></text:p>
            </text:list-item>
          </text:list>
        </text:list-item>
      </text:list>
      <text:p text:style-name="P167"/>
      <text:p text:style-name="P171">linear-gradient: Crea un gradiente lineal</text:p>
      <text:list xml:id="list1675918820" text:style-name="L73">
        <text:list-item>
          <text:p text:style-name="P175"><text:span text:style-name="T15">Se aplica a background o background-image</text:span></text:p>
        </text:list-item>
        <text:list-item>
          <text:p text:style-name="P176"><text:span text:style-name="T14">Atributos:</text:span></text:p>
          <text:list>
            <text:list-item>
              <text:p text:style-name="P176"><text:span text:style-name="T14">Punto inicial en px, %</text:span></text:p>
              <text:list>
                <text:list-item>
                  <text:p text:style-name="P176"><text:span text:style-name="T14">top, bottom, left y right</text:span></text:p>
                </text:list-item>
              </text:list>
            </text:list-item>
            <text:list-item>
              <text:p text:style-name="P176"><text:span text:style-name="T14">Color de inicio y fin del gradiente</text:span></text:p>
            </text:list-item>
          </text:list>
        </text:list-item>
      </text:list>
      <text:p text:style-name="P177"><text:span text:style-name="T14"/></text:p>
      <text:p text:style-name="P177"><text:span text:style-name="T14">radial-gradient: Crea un gradiente radial</text:span></text:p>
      <text:list xml:id="list3602870850" text:style-name="L74">
        <text:list-item>
          <text:p text:style-name="P179"><text:span text:style-name="T15">Se aplica a background o background-image</text:span></text:p>
        </text:list-item>
        <text:list-item>
          <text:p text:style-name="P178"><text:span text:style-name="T14">Atributos:</text:span></text:p>
          <text:list>
            <text:list-item>
              <text:p text:style-name="P180"><text:span text:style-name="T14">Punto inicial en px o %</text:span></text:p>
              <text:list>
                <text:list-item>
                  <text:p text:style-name="P180"><text:span text:style-name="T14">Center, top, bottom,left y right</text:span></text:p>
                </text:list-item>
              </text:list>
            </text:list-item>
            <text:list-item>
              <text:p text:style-name="P180"><text:span text:style-name="T14">Circulo o elipse</text:span></text:p>
            </text:list-item>
            <text:list-item>
              <text:p text:style-name="P180"><text:span text:style-name="T14">Color de inicio y fin del gradiente</text:span></text:p>
            </text:list-item>
          </text:list>
        </text:list-item>
      </text:list>
      <text:p text:style-name="P177"><text:span text:style-name="T14"/></text:p>
      <text:p text:style-name="P167"/>
      <text:p text:style-name="P16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09:04.986261448</meta:creation-date>
    <dc:date>2025-02-25T11:27:04.094171890</dc:date>
    <meta:editing-duration>PT2H43M28S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10" meta:paragraph-count="328" meta:word-count="2306" meta:character-count="12953" meta:non-whitespace-character-count="11191"/>
  </office:meta>
</office:document-meta>
</file>